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E9000000D92E137A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164cm" svg:height="5.74cm" svg:x="1.4cm" svg:y="1.3cm">
          <draw:image xlink:href="Pictures/10000000000000E9000000D92E137A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3T08:31:54.17</meta:creation-date>
    <dc:date>2013-08-13T08:32:56.18</dc:date>
    <meta:editing-duration>P0D</meta:editing-duration>
    <meta:editing-cycles>1</meta:editing-cycles>
    <meta:document-statistic meta:object-count="1"/>
    <meta:generator>LibreOffice/4.0.0.3$Windows_x86 LibreOffice_project/7545bee9c2a0782548772a21bc84a9dcc583b89</meta:generator>
  </office:meta>
</office:document-meta>
</file>